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7" style:family="paragraph" style:parent-style-name="Heading_20_1">
      <style:paragraph-properties fo:break-before="page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n Fonder Pico-4WD Car</text:h>
      <text:p text:style-name="Text_20_body">Network Protocol</text:p>
      <text:p text:style-name="Text_20_body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Content</text:p>
          </text:index-title>
          <text:p text:style-name="P1">Sun Fonder Pico-4WD Car<text:tab/>1</text:p>
          <text:p text:style-name="P1">Framing<text:tab/>2</text:p>
          <text:p text:style-name="P2">Messages<text:tab/>2</text:p>
          <text:p text:style-name="P4">From Car to client<text:tab/>2</text:p>
          <text:p text:style-name="P3">Status message from car<text:tab/>2</text:p>
          <text:p text:style-name="P4">To Car from Client<text:tab/>2</text:p>
          <text:p text:style-name="P3">Control Message<text:tab/>2</text:p>
          <text:p text:style-name="P5">Reverse Engineered<text:tab/>2</text:p>
          <text:p text:style-name="P3">Status Message with distance<text:tab/>3</text:p>
        </text:index-body>
      </text:table-of-content>
      <text:p text:style-name="Text_20_body"/>
      <text:h text:style-name="P7" text:outline-level="1">Framing</text:h>
      <text:p text:style-name="Text_20_body">Connection is a WebSocket connection which uses text Mode only. No binary data exchange.</text:p>
      <text:p text:style-name="Text_20_body">The Data content is a single Text line which has a singe non nested json object.</text:p>
      <text:p text:style-name="Text_20_body"><text:s/>All json object are transmitted periodically without any request.</text:p>
      <text:p text:style-name="Text_20_body">The WebSocket Server is inside the 8266.</text:p>
      <text:p text:style-name="Text_20_body">After init the UART RXD and TXD contains the WebSocket text data's.</text:p>
      <text:p text:style-name="Text_20_body"/>
      <text:p text:style-name="Text_20_body">! Must use as main examples/app_control.py</text:p>
      <text:h text:style-name="Heading_20_2" text:outline-level="2">Messages</text:h>
      <text:h text:style-name="Heading_20_3" text:outline-level="3">From Car to client</text:h>
      <text:h text:style-name="Heading_20_4" text:outline-level="4">Status message from car</text:h>
      <text:p text:style-name="Text_20_body">This message must be send periodically or the client makes no connection</text:p>
      <text:p text:style-name="Text_20_body">{ "Name“: "MC_Cindy", "Type": "PICO-4WD Car", "Check": "SunFounder Controller"}</text:p>
      <text:p text:style-name="Text_20_body">Name: any Name (Shown on screen)</text:p>
      <text:p text:style-name="Text_20_body">Type: must be “PICO-4WD Car"</text:p>
      <text:p text:style-name="Text_20_body">Check: must be "SunFounder Controller"</text:p>
      <text:p text:style-name="Text_20_body"/>
      <text:h text:style-name="Heading_20_3" text:outline-level="3">To Car from Client</text:h>
      <text:h text:style-name="Heading_20_4" text:outline-level="4">Control Message</text:h>
      <text:p text:style-name="Text_20_body">{"":null,"A":0,"K":"stop","G":true, “H“ : 0}</text:p>
      <text:p text:style-name="Text_20_body">““: ?? must be null</text:p>
      <text:p text:style-name="Text_20_body">A: acceleration/speed; number between 0 and 100</text:p>
      <text:p text:style-name="Text_20_body">K:direction; one of: “stop“.“forward“.“backward“,“left“,“right“</text:p>
      <text:p text:style-name="Text_20_body"/>
      <text:p text:style-name="Text_20_body">??? optional elements ???</text:p>
      <text:p text:style-name="Text_20_body">G:lights; one of: true false</text:p>
      <text:p text:style-name="Text_20_body">H: illumination strength or ignored (not used ????)</text:p>
      <text:p text:style-name="Text_20_body"/>
      <text:h text:style-name="Heading_20_5" text:outline-level="5"/>
      <text:h text:style-name="Heading_20_5" text:outline-level="5">Reverse Engineered</text:h>
      <text:p text:style-name="Text_20_body">at every control message the servo changes the ultrasonic direction and gives the information at the <text:soft-page-break/>next status message.</text:p>
      <text:h text:style-name="Heading_20_4" text:outline-level="4">Status Message after first control</text:h>
      <text:p text:style-name="P6">{"H": [11362, 15011, 7329], "D": [-70, 40.817], "Name": "my_4wd_car", "Check": "SunFounder Controller", "Type": "PICO-4WD Car", "C": 2.000661, "B": 20.73}</text:p>
      <text:p text:style-name="Text_20_body">“H“ : Array with 3 numbers [Integer raw AD Values] </text:p>
      <text:p text:style-name="Text_20_body"><text:s text:c="9"/>Photoelectric barrier @ bottom of front wheels</text:p>
      <text:p text:style-name="Text_20_body">“Name“: as startup message</text:p>
      <text:p text:style-name="Text_20_body">"Check": as startup message</text:p>
      <text:p text:style-name="Text_20_body">"Type": as startup message</text:p>
      <text:p text:style-name="Text_20_body">“D“ : Array with 2 numbers [Integer angle in degrees, Distance in cm ?????]</text:p>
      <text:p text:style-name="Text_20_body">"C": mileage [cm ?????]</text:p>
      <text:p text:style-name="Text_20_body">"B": speed [unit ??? cm/sec ???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6T17:41:25.17</meta:creation-date>
    <dc:date>2023-03-16T22:15:04.76</dc:date>
    <meta:editing-duration>PT4H11M58S</meta:editing-duration>
    <meta:editing-cycles>25</meta:editing-cycles>
    <meta:generator>OpenOffice/4.1.13$Win32 OpenOffice.org_project/4113m1$Build-9810</meta:generator>
    <meta:document-statistic meta:table-count="0" meta:image-count="0" meta:object-count="0" meta:page-count="3" meta:paragraph-count="48" meta:word-count="298" meta:character-count="1862"/>
  </office:meta>
</office:document-meta>
</file>